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8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itales-v2.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9" table:default-cell-style-name="ce1"/>
        <table:table-column table:style-name="co6" table:number-columns-repeated="3" table:default-cell-style-name="Default"/>
        <table:table-column table:style-name="co5" table:default-cell-style-name="Default"/>
        <table:table-row table:style-name="ro1">
          <table:table-cell/>
          <table:table-cell table:style-name="ce2"/>
          <table:table-cell table:number-columns-repeated="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ce2"/>
          <table:table-cell table:number-columns-repeated="5"/>
          <table:table-cell table:style-name="ce4" office:value-type="string" calcext:value-type="string">
            <text:p>Europe</text:p>
          </table:table-cell>
          <table:table-cell table:style-name="ce7" table:formula="of:=COUNTIFS([.$D$10:.$D$220];[.$H2]; [.$B$10:.$B$220];[.I$1])" office:value-type="float" office:value="6" calcext:value-type="float">
            <text:p>6</text:p>
          </table:table-cell>
          <table:table-cell table:style-name="ce7" table:formula="of:=COUNTIFS([.$D$10:.$D$220];[.$H2]; [.$B$10:.$B$220];[.J$1])" office:value-type="float" office:value="5" calcext:value-type="float">
            <text:p>5</text:p>
          </table:table-cell>
          <table:table-cell table:style-name="ce7" table:formula="of:=COUNTIFS([.$D$10:.$D$220];[.$H2]; [.$B$10:.$B$220];[.K$1])" office:value-type="float" office:value="8" calcext:value-type="float">
            <text:p>8</text:p>
          </table:table-cell>
          <table:table-cell table:style-name="ce7" table:formula="of:=COUNTIFS([.$D$10:.$D$220];[.$H2]; [.$B$10:.$B$220];[.L$1])" office:value-type="float" office:value="4" calcext:value-type="float">
            <text:p>4</text:p>
          </table:table-cell>
          <table:table-cell table:style-name="ce7" table:formula="of:=COUNTIFS([.$D$10:.$D$220];[.$H2]; [.$B$10:.$B$220];[.M$1])" office:value-type="float" office:value="3" calcext:value-type="float">
            <text:p>3</text:p>
          </table:table-cell>
          <table:table-cell table:style-name="ce7" table:formula="of:=COUNTIFS([.$D$10:.$D$220];[.$H2]; [.$B$10:.$B$220];[.N$1])" office:value-type="float" office:value="6" calcext:value-type="float">
            <text:p>6</text:p>
          </table:table-cell>
          <table:table-cell table:style-name="ce7" table:formula="of:=COUNTIFS([.$D$10:.$D$220];[.$H2]; [.$B$10:.$B$220];[.O$1])" office:value-type="float" office:value="7" calcext:value-type="float">
            <text:p>7</text:p>
          </table:table-cell>
          <table:table-cell table:style-name="ce7" table:formula="of:=COUNTIFS([.$D$10:.$D$220];[.$H2]; [.$B$10:.$B$220];[.P$1])" office:value-type="float" office:value="4" calcext:value-type="float">
            <text:p>4</text:p>
          </table:table-cell>
          <table:table-cell table:style-name="ce7" table:formula="of:=COUNTIFS([.$D$10:.$D$220];[.$H2]; [.$B$10:.$B$220];[.Q$1])" office:value-type="float" office:value="3" calcext:value-type="float">
            <text:p>3</text:p>
          </table:table-cell>
          <table:table-cell table:style-name="ce7" table:formula="of:=COUNTIFS([.$D$10:.$D$220];[.$H2]; [.$B$10:.$B$220];[.R$1])" office:value-type="float" office:value="1" calcext:value-type="float">
            <text:p>1</text:p>
          </table:table-cell>
          <table:table-cell table:style-name="ce7" table:formula="of:=COUNTIFS([.$D$10:.$D$220];[.$H2]; [.$B$10:.$B$220];[.S$1])" office:value-type="float" office:value="1" calcext:value-type="float">
            <text:p>1</text:p>
          </table:table-cell>
          <table:table-cell table:style-name="ce1"/>
          <table:table-cell table:style-name="ce6" table:formula="of:=COUNTIFS([.$D$10:.$D$220];[.$H2]; [.$B$10:.$B$220];[.U$9])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"/>
          <table:table-cell table:number-columns-repeated="5"/>
          <table:table-cell table:style-name="ce4" office:value-type="string" calcext:value-type="string">
            <text:p>Afrique</text:p>
          </table:table-cell>
          <table:table-cell table:style-name="ce7" table:formula="of:=COUNTIFS([.$D$10:.$D$220];[.$H3]; [.$B$10:.$B$220];[.I$1])" office:value-type="float" office:value="2" calcext:value-type="float">
            <text:p>2</text:p>
          </table:table-cell>
          <table:table-cell table:style-name="ce7" table:formula="of:=COUNTIFS([.$D$10:.$D$220];[.$H3]; [.$B$10:.$B$220];[.J$1])" office:value-type="float" office:value="2" calcext:value-type="float">
            <text:p>2</text:p>
          </table:table-cell>
          <table:table-cell table:style-name="ce7" table:formula="of:=COUNTIFS([.$D$10:.$D$220];[.$H3]; [.$B$10:.$B$220];[.K$1])" office:value-type="float" office:value="1" calcext:value-type="float">
            <text:p>1</text:p>
          </table:table-cell>
          <table:table-cell table:style-name="ce7" table:formula="of:=COUNTIFS([.$D$10:.$D$220];[.$H3]; [.$B$10:.$B$220];[.L$1])" office:value-type="float" office:value="5" calcext:value-type="float">
            <text:p>5</text:p>
          </table:table-cell>
          <table:table-cell table:style-name="ce7" table:formula="of:=COUNTIFS([.$D$10:.$D$220];[.$H3]; [.$B$10:.$B$220];[.M$1])" office:value-type="float" office:value="4" calcext:value-type="float">
            <text:p>4</text:p>
          </table:table-cell>
          <table:table-cell table:style-name="ce7" table:formula="of:=COUNTIFS([.$D$10:.$D$220];[.$H3]; [.$B$10:.$B$220];[.N$1])" office:value-type="float" office:value="2" calcext:value-type="float">
            <text:p>2</text:p>
          </table:table-cell>
          <table:table-cell table:style-name="ce7" table:formula="of:=COUNTIFS([.$D$10:.$D$220];[.$H3]; [.$B$10:.$B$220];[.O$1])" office:value-type="float" office:value="4" calcext:value-type="float">
            <text:p>4</text:p>
          </table:table-cell>
          <table:table-cell table:style-name="ce7" table:formula="of:=COUNTIFS([.$D$10:.$D$220];[.$H3]; [.$B$10:.$B$220];[.P$1])" office:value-type="float" office:value="5" calcext:value-type="float">
            <text:p>5</text:p>
          </table:table-cell>
          <table:table-cell table:style-name="ce7" table:formula="of:=COUNTIFS([.$D$10:.$D$220];[.$H3]; [.$B$10:.$B$220];[.Q$1])" office:value-type="float" office:value="7" calcext:value-type="float">
            <text:p>7</text:p>
          </table:table-cell>
          <table:table-cell table:style-name="ce7" table:formula="of:=COUNTIFS([.$D$10:.$D$220];[.$H3]; [.$B$10:.$B$220];[.R$1])" office:value-type="float" office:value="9" calcext:value-type="float">
            <text:p>9</text:p>
          </table:table-cell>
          <table:table-cell table:style-name="ce7" table:formula="of:=COUNTIFS([.$D$10:.$D$220];[.$H3]; [.$B$10:.$B$220];[.S$1])" office:value-type="float" office:value="13" calcext:value-type="float">
            <text:p>13</text:p>
          </table:table-cell>
          <table:table-cell table:style-name="ce1"/>
          <table:table-cell table:style-name="ce6" table:formula="of:=COUNTIFS([.$D$10:.$D$220];[.$H3]; [.$B$10:.$B$220];[.U$9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/>
          <table:table-cell table:number-columns-repeated="5"/>
          <table:table-cell table:style-name="ce4" office:value-type="string" calcext:value-type="string">
            <text:p>Ameriques</text:p>
          </table:table-cell>
          <table:table-cell table:style-name="ce7" table:formula="of:=COUNTIFS([.$D$10:.$D$220];[.$H4]; [.$B$10:.$B$220];[.I$1])" office:value-type="float" office:value="2" calcext:value-type="float">
            <text:p>2</text:p>
          </table:table-cell>
          <table:table-cell table:style-name="ce7" table:formula="of:=COUNTIFS([.$D$10:.$D$220];[.$H4]; [.$B$10:.$B$220];[.J$1])" office:value-type="float" office:value="3" calcext:value-type="float">
            <text:p>3</text:p>
          </table:table-cell>
          <table:table-cell table:style-name="ce7" table:formula="of:=COUNTIFS([.$D$10:.$D$220];[.$H4]; [.$B$10:.$B$220];[.K$1])" office:value-type="float" office:value="2" calcext:value-type="float">
            <text:p>2</text:p>
          </table:table-cell>
          <table:table-cell table:style-name="ce7" table:formula="of:=COUNTIFS([.$D$10:.$D$220];[.$H4]; [.$B$10:.$B$220];[.L$1])" office:value-type="float" office:value="2" calcext:value-type="float">
            <text:p>2</text:p>
          </table:table-cell>
          <table:table-cell table:style-name="ce7" table:formula="of:=COUNTIFS([.$D$10:.$D$220];[.$H4]; [.$B$10:.$B$220];[.M$1])" office:value-type="float" office:value="5" calcext:value-type="float">
            <text:p>5</text:p>
          </table:table-cell>
          <table:table-cell table:style-name="ce7" table:formula="of:=COUNTIFS([.$D$10:.$D$220];[.$H4]; [.$B$10:.$B$220];[.N$1])" office:value-type="float" office:value="5" calcext:value-type="float">
            <text:p>5</text:p>
          </table:table-cell>
          <table:table-cell table:style-name="ce7" table:formula="of:=COUNTIFS([.$D$10:.$D$220];[.$H4]; [.$B$10:.$B$220];[.O$1])" office:value-type="float" office:value="2" calcext:value-type="float">
            <text:p>2</text:p>
          </table:table-cell>
          <table:table-cell table:style-name="ce7" table:formula="of:=COUNTIFS([.$D$10:.$D$220];[.$H4]; [.$B$10:.$B$220];[.P$1])" office:value-type="float" office:value="3" calcext:value-type="float">
            <text:p>3</text:p>
          </table:table-cell>
          <table:table-cell table:style-name="ce7" table:formula="of:=COUNTIFS([.$D$10:.$D$220];[.$H4]; [.$B$10:.$B$220];[.Q$1])" office:value-type="float" office:value="5" calcext:value-type="float">
            <text:p>5</text:p>
          </table:table-cell>
          <table:table-cell table:style-name="ce7" table:formula="of:=COUNTIFS([.$D$10:.$D$220];[.$H4]; [.$B$10:.$B$220];[.R$1])" office:value-type="float" office:value="4" calcext:value-type="float">
            <text:p>4</text:p>
          </table:table-cell>
          <table:table-cell table:style-name="ce7" table:formula="of:=COUNTIFS([.$D$10:.$D$220];[.$H4]; [.$B$10:.$B$220];[.S$1])" office:value-type="float" office:value="3" calcext:value-type="float">
            <text:p>3</text:p>
          </table:table-cell>
          <table:table-cell table:style-name="ce1"/>
          <table:table-cell table:style-name="ce6" table:formula="of:=COUNTIFS([.$D$10:.$D$220];[.$H4]; [.$B$10:.$B$220];[.U$9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/>
          <table:table-cell table:number-columns-repeated="5"/>
          <table:table-cell table:style-name="ce4" office:value-type="string" calcext:value-type="string">
            <text:p>AsiePacif</text:p>
          </table:table-cell>
          <table:table-cell table:style-name="ce7" table:formula="of:=COUNTIFS([.$D$10:.$D$220];[.$H5]; [.$B$10:.$B$220];[.I$1])" office:value-type="float" office:value="2" calcext:value-type="float">
            <text:p>2</text:p>
          </table:table-cell>
          <table:table-cell table:style-name="ce7" table:formula="of:=COUNTIFS([.$D$10:.$D$220];[.$H5]; [.$B$10:.$B$220];[.J$1])" office:value-type="float" office:value="3" calcext:value-type="float">
            <text:p>3</text:p>
          </table:table-cell>
          <table:table-cell table:style-name="ce7" table:formula="of:=COUNTIFS([.$D$10:.$D$220];[.$H5]; [.$B$10:.$B$220];[.K$1])" office:value-type="float" office:value="3" calcext:value-type="float">
            <text:p>3</text:p>
          </table:table-cell>
          <table:table-cell table:style-name="ce7" table:formula="of:=COUNTIFS([.$D$10:.$D$220];[.$H5]; [.$B$10:.$B$220];[.L$1])" office:value-type="float" office:value="4" calcext:value-type="float">
            <text:p>4</text:p>
          </table:table-cell>
          <table:table-cell table:style-name="ce7" table:formula="of:=COUNTIFS([.$D$10:.$D$220];[.$H5]; [.$B$10:.$B$220];[.M$1])" office:value-type="float" office:value="4" calcext:value-type="float">
            <text:p>4</text:p>
          </table:table-cell>
          <table:table-cell table:style-name="ce7" table:formula="of:=COUNTIFS([.$D$10:.$D$220];[.$H5]; [.$B$10:.$B$220];[.N$1])" office:value-type="float" office:value="4" calcext:value-type="float">
            <text:p>4</text:p>
          </table:table-cell>
          <table:table-cell table:style-name="ce7" table:formula="of:=COUNTIFS([.$D$10:.$D$220];[.$H5]; [.$B$10:.$B$220];[.O$1])" office:value-type="float" office:value="5" calcext:value-type="float">
            <text:p>5</text:p>
          </table:table-cell>
          <table:table-cell table:style-name="ce7" table:formula="of:=COUNTIFS([.$D$10:.$D$220];[.$H5]; [.$B$10:.$B$220];[.P$1])" office:value-type="float" office:value="7" calcext:value-type="float">
            <text:p>7</text:p>
          </table:table-cell>
          <table:table-cell table:style-name="ce7" table:formula="of:=COUNTIFS([.$D$10:.$D$220];[.$H5]; [.$B$10:.$B$220];[.Q$1])" office:value-type="float" office:value="5" calcext:value-type="float">
            <text:p>5</text:p>
          </table:table-cell>
          <table:table-cell table:style-name="ce7" table:formula="of:=COUNTIFS([.$D$10:.$D$220];[.$H5]; [.$B$10:.$B$220];[.R$1])" office:value-type="float" office:value="7" calcext:value-type="float">
            <text:p>7</text:p>
          </table:table-cell>
          <table:table-cell table:style-name="ce7" table:formula="of:=COUNTIFS([.$D$10:.$D$220];[.$H5]; [.$B$10:.$B$220];[.S$1])" office:value-type="float" office:value="6" calcext:value-type="float">
            <text:p>6</text:p>
          </table:table-cell>
          <table:table-cell table:style-name="ce1"/>
          <table:table-cell table:style-name="ce6" table:formula="of:=COUNTIFS([.$D$10:.$D$220];[.$H5]; [.$B$10:.$B$220];[.U$9])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"/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8" table:formula="of:=SUM([.I2:.I5])" office:value-type="float" office:value="12" calcext:value-type="float">
            <text:p>12</text:p>
          </table:table-cell>
          <table:table-cell table:style-name="ce8" table:formula="of:=SUM([.J2:.J5])" office:value-type="float" office:value="13" calcext:value-type="float">
            <text:p>13</text:p>
          </table:table-cell>
          <table:table-cell table:style-name="ce8" table:formula="of:=SUM([.K2:.K5])" office:value-type="float" office:value="14" calcext:value-type="float">
            <text:p>14</text:p>
          </table:table-cell>
          <table:table-cell table:style-name="ce8" table:formula="of:=SUM([.L2:.L5])" office:value-type="float" office:value="15" calcext:value-type="float">
            <text:p>15</text:p>
          </table:table-cell>
          <table:table-cell table:style-name="ce8" table:formula="of:=SUM([.M2:.M5])" office:value-type="float" office:value="16" calcext:value-type="float">
            <text:p>16</text:p>
          </table:table-cell>
          <table:table-cell table:style-name="ce8" table:formula="of:=SUM([.N2:.N5])" office:value-type="float" office:value="17" calcext:value-type="float">
            <text:p>17</text:p>
          </table:table-cell>
          <table:table-cell table:style-name="ce8" table:formula="of:=SUM([.O2:.O5])" office:value-type="float" office:value="18" calcext:value-type="float">
            <text:p>18</text:p>
          </table:table-cell>
          <table:table-cell table:style-name="ce8" table:formula="of:=SUM([.P2:.P5])" office:value-type="float" office:value="19" calcext:value-type="float">
            <text:p>19</text:p>
          </table:table-cell>
          <table:table-cell table:style-name="ce8" table:formula="of:=SUM([.Q2:.Q5])" office:value-type="float" office:value="20" calcext:value-type="float">
            <text:p>20</text:p>
          </table:table-cell>
          <table:table-cell table:style-name="ce8" table:formula="of:=SUM([.R2:.R5])" office:value-type="float" office:value="21" calcext:value-type="float">
            <text:p>21</text:p>
          </table:table-cell>
          <table:table-cell table:style-name="ce8" table:formula="of:=SUM([.S2:.S5])" office:value-type="float" office:value="23" calcext:value-type="float">
            <text:p>23</text:p>
          </table:table-cell>
          <table:table-cell table:style-name="ce10" table:formula="of:=SUM([.I6:.S6])" office:value-type="float" office:value="188" calcext:value-type="float">
            <text:p>188</text:p>
          </table:table-cell>
          <table:table-cell table:style-name="ce1" table:formula="of:=SUM([.U2:.U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2"/>
          <table:table-cell table:number-columns-repeated="5"/>
          <table:table-cell table:style-name="ce5" office:value-type="string" calcext:value-type="string">
            <text:p>cible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SUM([.I7:.S7])" office:value-type="float" office:value="187" calcext:value-type="float">
            <text:p>187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15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YS</text:p>
          </table:table-cell>
          <table:table-cell table:style-name="ce2" office:value-type="string" calcext:value-type="string">
            <text:p>NIVEAU</text:p>
          </table:table-cell>
          <table:table-cell office:value-type="string" calcext:value-type="string">
            <text:p>CAPITALE</text:p>
          </table:table-cell>
          <table:table-cell office:value-type="string" calcext:value-type="string">
            <text:p>CONTIN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at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Europe</text:p>
          </table:table-cell>
          <table:table-cell table:number-columns-repeated="4"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aren</text:p>
          </table:table-cell>
          <table:table-cell office:value-type="string" calcext:value-type="string">
            <text:p>AsiePacif</text:p>
          </table:table-cell>
          <table:table-cell table:number-columns-repeated="4"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Camerou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Afrique</text:p>
          </table:table-cell>
          <table:table-cell table:number-columns-repeated="4"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amib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hoek</text:p>
          </table:table-cell>
          <table:table-cell office:value-type="string" calcext:value-type="string">
            <text:p>Afrique</text:p>
          </table:table-cell>
          <table:table-cell table:number-columns-repeated="4"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ouvelle Zéla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AsiePacif</text:p>
          </table:table-cell>
          <table:table-cell table:number-columns-repeated="13"/>
          <table:table-cell table:style-name="ce1" table:number-columns-repeated="4"/>
        </table:table-row>
        <table:table-row table:style-name="ro1">
          <table:table-cell office:value-type="string" calcext:value-type="string">
            <text:p>Etats-Un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tua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Europe</text:p>
          </table:table-cell>
          <table:table-cell table:number-columns-repeated="4"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tri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tic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sovi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unis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by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a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ran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hou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imbou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he Valley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éhéran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org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biliss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araw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to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ïw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uzbékist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chkent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dj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è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Falkla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ulgar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cédo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ngap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ée du S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éoul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snie-Herzégov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o Tom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o Tomé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i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a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to Ri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int-Ma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tigua et Barbud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int-Jea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en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int-Georg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publique Dominica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int-Domingu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un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miniq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tal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Vierges Britanniqu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oad 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abie Saoud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yad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tto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slan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o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quate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ée du N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frique du s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étori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p Ve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ï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publique Tchè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én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o Nov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t-Vil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ur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-Louis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aï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pouasie-Nouvelle-Guiné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inidad et Toba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 d'Espagn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des Açor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mbod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ékin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in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lynésie França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peet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ngol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lan-Bator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rvè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jestad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oen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uk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ku'Alof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uvelle Calédo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umé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urita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yp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cosi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ény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h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ss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cou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bér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mal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gadisci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éloruss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baban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ésoth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scat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ill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hreï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inée Equatori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Marsh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amb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ové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éro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longwé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gyp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 Cair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gér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allett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liv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Havan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ais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weï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weït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Pala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oror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p. Dém. Con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int-Vin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maïq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ud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ép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tmandou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ugan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boul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sraë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érusalem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donés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Salom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nla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imbabw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raré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Bermu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atém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atémal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urks et Caic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Caym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erra Lé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t-de-Franc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mé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eva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r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djikist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uchanbé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nza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r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mas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éné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enhag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iné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ldav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yane França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inte-Luc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énézue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Mariannes du No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pitol Hill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stral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gen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ngr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uma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arest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rba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ovaqu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és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lomb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inée Biss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ssa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rghizst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chkek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b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routh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i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éli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rb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se-Terr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int Kitts et Nevi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asse Terr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mb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entre-Afr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aïla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zerbaïdj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kou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r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es C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varu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ènes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ythré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mer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moa Orienta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urqu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or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orre La Vell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ys-B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rda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lof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ma-At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gér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gan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thiop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dis-Abéb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urkménist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hkhabad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irats arabes un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idjan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number-rows-repeated="104835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'Capitales-v2.0'.A9:'Capitales-v2.0'.D220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1:37:48.118274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25T15:57:20.892536577</dc:date>
    <meta:editing-duration>PT3H54M40S</meta:editing-duration>
    <meta:editing-cycles>3</meta:editing-cycles>
    <meta:generator>LibreOffice/6.4.3.2$Linux_X86_64 LibreOffice_project/85aa6f776c6af63185291a519637a4f7af4e8a3b</meta:generator>
    <meta:document-statistic meta:table-count="1" meta:cell-count="939" meta:object-count="0"/>
  </office:meta>
</office:document-meta>
</file>